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tkinson Hyperlegible" svg:font-family="'Atkinson Hyperlegible'"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1"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MAC Level I Assembly Language</text:p>
      <text:h text:style-name="Heading_20_1" text:outline-level="1">Lines and Comments<text:note text:id="ftn1" text:note-class="footnote"><text:note-citation>1</text:note-citation><text:note-body><text:p text:style-name="Footnote"><text:s/>NOTE: All discussion regarding special CRA punctuation characters (such as semicolon, colon, period, asterisk, parenthesis, equals sign, number sign, apostrophe, etc.) refer to those which do not appear within text constants (defined later). Any character within a text constant has no special punctuation significance to CRA.</text:p></text:note-body></text:note></text:h>
      <text:p text:style-name="Standard">Each line or record in the source file is distinguished by an ending carriage return character. A line may consist only of a comment or of one or more statements optionally followed by a comment.</text:p>
      <text:p text:style-name="Standard">A comment is any series of characters beginning with two periods. It extends to the end of the line. Thus, the occurrence of two periods at any point in a line causes CRA to ignore the remainder of the line. Statements within a line are normally separated by semicolons (with the last statement optionally terminated by a semicolon). Within each statement, spaces (blanks) maybe used freely (except within symbolics and mnemonics) in order to improve readability. CRA will ignore them.</text:p>
      <text:p text:style-name="Standard">In all the examples which follow, a pair of square brackets will be used to enclose an optional entity – one which may or may not be included. Examples of valid lines are then:</text:p>
      <text:p text:style-name="Standard">1) .. COMMENT</text:p>
      <text:p text:style-name="Standard">2) STATEMENT<text:span text:style-name="T1">1</text:span> [ ;STATEMENT<text:span text:style-name="T1">2</text:span> ;···;</text:p>
      <text:p text:style-name="Standard">STATEMENT<text:span text:style-name="T1">n</text:span> ] [;] [ .. COMMENT]</text:p>
      <text:h text:style-name="Heading_20_1" text:outline-level="1">Symbol Definitions</text:h>
      <text:h text:style-name="Heading_20_2" text:outline-level="2">(Statement Labels and Equate Statements)</text:h>
      <text:p text:style-name="Standard">Any statement may optionally begin with a symbol (called a "statement label") immediately followed by a colon. Under these conditions, the symbol is entered into the symbol table and assigned the present location counter value. A statement thus has the form:</text:p>
      <text:p text:style-name="Standard">[SYMBOL:] STATEMENT BODY</text:p>
      <text:p text:style-name="Standard">(For example, LOOP: INC R4)</text:p>
      <text:p text:style-name="Standard">A symbol is also defined when it appears as the left-hand part of an EQUATE statement, which has the form:</text:p>
      <text:p text:style-name="Standard">SYMBOL=EXPRESSION</text:p>
      <text:p text:style-name="Standard">(For example, READER=6)</text:p>
      <text:p text:style-name="Standard">In this case, the expression is evaluated and the resulting two-byte value is assigned to the symbol in the symbol table. (Acceptable forms for symbols and expressions have already been explained.)</text:p>
      <text:p text:style-name="Standard"><text:soft-page-break/>Thus, a symbol definition is indicated to CRA by the occurrence of ":" or "=" immediately after a leading sequence of alphanumeric characters in a statement.</text:p>
      <text:p text:style-name="Standard">When equating a symbol to a register number, only a decimal or a hexadecimal number should appear on the right side of the equation. For example:</text:p>
      <text:p text:style-name="Standard">COUNTR= 7 is correct</text:p>
      <text:p text:style-name="Standard">COUNTR= #07 is correct</text:p>
      <text:p text:style-name="Standard">COUNTR= R7 is incorrect</text:p>
      <text:p text:style-name="Standard">DELAY = COUNTR is also correct</text:p>
      <text:p text:style-name="Standard">Explicit Constants</text:p>
      <text:p text:style-name="Standard">At numerous points in the source program, the</text:p>
      <text:p text:style-name="Standard">programmer desires to directly ~pecify explicit</text:p>
      <text:p text:style-name="Standard">constants to CRA. Most often (but not always) the</text:p>
      <text:p text:style-name="Standard">hexadecimal equivalent of an explicit constant is</text:p>
      <text:p text:style-name="Standard">inserted directly into the output code stream at the</text:p>
      <text:p text:style-name="Standard">point where it appears in the source program. (For</text:p>
      <text:p text:style-name="Standard">example, initial data values and immediate</text:p>
      <text:p text:style-name="Standard">arguments may be explicitly defined this way.) CRA</text:p>
      <text:p text:style-name="Standard">allows the programmer the ability to specify absolute</text:p>
      <text:p text:style-name="Standard">constants in binary, hexadecimal, decimal, and</text:p>
      <text:p text:style-name="Standard">alphanumeric forms. The possible explicit constants</text:p>
      <text:p text:style-name="Standard">are summarized below.</text:p>
      <text:p text:style-name="Standard">Hexadecimal constants: A hex constant is specified</text:p>
      <text:p text:style-name="Standard">with either of the following forms:</text:p>
      <text:p text:style-name="Standard">Example</text:p>
      <text:p text:style-name="Standard">1) #hh ... hh #3EOF</text:p>
      <text:p text:style-name="Standard">2) X'hh .. hh' X'3EOF'</text:p>
      <text:p text:style-name="Standard">where each h is a hex digit (0 to F). eRA requires</text:p>
      <text:p text:style-name="Standard">that an even number of hex digits be specified.</text:p>
      <text:p text:style-name="Standard">There are further restrictions on hex constant lengths</text:p>
      <text:p text:style-name="Standard">under certain conditions.</text:p>
      <text:p text:style-name="Standard"><text:soft-page-break/>Decimal constants: A decimal constant is specified</text:p>
      <text:p text:style-name="Standard">with either of the following forms:</text:p>
      <text:p text:style-name="Standard">Example</text:p>
      <text:p text:style-name="Standard">1) dd ... dd 635</text:p>
      <text:p text:style-name="Standard">2) F'dd ... dd' D'635'</text:p>
      <text:p text:style-name="Standard">where each d is a decimal digit (0 to 9). Each such</text:p>
      <text:p text:style-name="Standard">constant is converted into hex, producing one or two</text:p>
      <text:p text:style-name="Standard">bytes, depending on the space required to represent</text:p>
      <text:p text:style-name="Standard">it. Decimal values greater than 65535 are converted to</text:p>
      <text:p text:style-name="Standard">hex. but then truncated to two bytes (upper bytes</text:p>
      <text:p text:style-name="Standard">removed).</text:p>
      <text:p text:style-name="Standard">Expression constants: An expression constant may</text:p>
      <text:p text:style-name="Standard">be either form of the hex constant or the first form of</text:p>
      <text:p text:style-name="Standard">the decimal constant. Because an expression tran- Ii</text:p>
      <text:p text:style-name="Standard">slates to two bytes, a hex expression constant should "</text:p>
      <text:p text:style-name="Standard">normally be restricted to two or four digits in length.</text:p>
      <text:p text:style-name="Standard">Binary constants: A binary constant is specified in</text:p>
      <text:p text:style-name="Standard">the fonn:</text:p>
      <text:p text:style-name="Standard">B'bb ... bb'</text:p>
      <text:p text:style-name="Standard">(For example, B'OllOl')</text:p>
      <text:p text:style-name="Standard">where· each b is 0 or 1. Up to eight bits may be</text:p>
      <text:p text:style-name="Standard">specified. Each such constant is converted to one</text:p>
      <text:p text:style-name="Standard">byte', with leading O's assumed.</text:p>
      <text:p text:style-name="Standard">'{ext constants: A text constant is specified using the</text:p>
      <text:p text:style-name="Standard">·fOrm:</text:p>
      <text:p text:style-name="Standard">T'cc ... cc'</text:p>
      <text:p text:style-name="Standard">(For example, T'THIS IS TEXT')</text:p>
      <text:p text:style-name="Standard">where each c is any printable character, including</text:p>
      <text:p text:style-name="Standard">space. Each character is converted to its ASCII code</text:p>
      <text:p text:style-name="Standard"><text:soft-page-break/>equivalent (see Appendix F) and is represented in one</text:p>
      <text:p text:style-name="Standard">byte. Characters that have no graphic associated with</text:p>
      <text:p text:style-name="Standard">them (i.e., ETX, DC-3, CR, LF, etc) should not be</text:p>
      <text:p text:style-name="Standard">used within a text constant. Entering an apostrophe</text:p>
      <text:p text:style-name="Standard">within a text constant is treated specially, however.</text:p>
      <text:p text:style-name="Standard">See "Additional Notes" below. Refer to Example 4</text:p>
      <text:p text:style-name="Standard">under "Examples of UT20 Read and Type Usage" to</text:p>
      <text:p text:style-name="Standard">see how CR, LF is handled.</text:p>
      <text:p text:style-name="Standard">Address Constants</text:p>
      <text:p text:style-name="Standard">The programmer finds it useful to specify not</text:p>
      <text:p text:style-name="Standard">only explicit or absolute constants, but also derived</text:p>
      <text:p text:style-name="Standard">constants whose values are assigned or "computed"</text:p>
      <text:p text:style-name="Standard">by the assembler. Because the fundamental function</text:p>
      <text:p text:style-name="Standard">of the assembler is to assign address values, such</text:p>
      <text:p text:style-name="Standard">constants are nonnally called address constants. For</text:p>
      <text:p text:style-name="Standard">CRA, an address constant has one of the following</text:p>
      <text:p text:style-name="Standard">forms:</text:p>
      <text:p text:style-name="Standard">Example:</text:p>
      <text:p text:style-name="Standard">1) A(expression) A(GEORGE + 2)</text:p>
      <text:p text:style-name="Standard">2) A. 1 (expression) A.1(LOOP)</text:p>
      <text:p text:style-name="Standard">3) A.O(expression) A.O(*-X'10')</text:p>
      <text:p text:style-name="Standard">where the permissible forms for an expression have</text:p>
      <text:p text:style-name="Standard">already been defined. For all cases, the resulting</text:p>
      <text:p text:style-name="Standard">constant is derived by first evaluating the expression.</text:p>
      <text:p text:style-name="Standard">In the first case, the two-byte result is the constant. In</text:p>
      <text:p text:style-name="Standard">the second case, only the upper byte is used; for the</text:p>
      <text:p text:style-name="Standard">third case, only the lower byte. For all cases, the</text:p>
      <text:p text:style-name="Standard">resulting one- or two-byte value is assembled directly</text:p>
      <text:p text:style-name="Standard">into the code output.</text:p>
      <text:p text:style-name="Standard"><text:soft-page-break/>Operation Mnemonics</text:p>
      <text:p text:style-name="Standard">CRA uses special two-, three-, and fourcharacter</text:p>
      <text:p text:style-name="Standard">mnemonics to represent the various instructions</text:p>
      <text:p text:style-name="Standard">in the COSMAC instruction set. These</text:p>
      <text:p text:style-name="Standard">mn'emonics are listed in Appendix E. When CRA</text:p>
      <text:p text:style-name="Standard">determines that an operation is being specified; it</text:p>
      <text:p text:style-name="Standard">looks it up in a table to detennine the code equivalent</text:p>
      <text:p text:style-name="Standard">of the mnemonic. (Note that this table is not the</text:p>
      <text:p text:style-name="Standard">symbol table, which contains only programmerdefined</text:p>
      <text:p text:style-name="Standard">symbols. ) Thus, use of an operation</text:p>
      <text:p text:style-name="Standard">mnemonic effectively defines an explicit hex coc;le</text:p>
      <text:p text:style-name="Standard">value to be inserted into the object stream. '</text:p>
      <text:p text:style-name="Standard">Instructions and Operands</text:p>
      <text:p text:style-name="Standard">There are two types of output code-producing</text:p>
      <text:p text:style-name="Standard">statements: instructions and data lists. An instruction</text:p>
      <text:p text:style-name="Standard">begins with an instruction operation</text:p>
      <text:p text:style-name="Standard">mnemonic. In some cases (such as IDL, RET, LDX,</text:p>
      <text:p text:style-name="Standard">etc.) this mnemonic is all that needs to be specified.</text:p>
      <text:p text:style-name="Standard">In most cases, however, the operation mnemonic</text:p>
      <text:p text:style-name="Standard">must be followed by an operand. The form of the</text:p>
      <text:p text:style-name="Standard">operand (i.e., the additional information which the</text:p>
      <text:p text:style-name="Standard">programmer needs to supply to fully define the instruction)</text:p>
      <text:p text:style-name="Standard">depends on the type of instruction. The</text:p>
      <text:p text:style-name="Standard">four operand forms follow.</text:p>
      <text:p text:style-name="Standard">Register operands: Many instructions (e.g., INC,</text:p>
      <text:p text:style-name="Standard">LDA, etc.) include a hex digit identifying one of the</text:p>
      <text:p text:style-name="Standard">scratchpad registers. The operand field in such a</text:p>
      <text:p text:style-name="Standard">statement may include either a single hex digit, or a</text:p>
      <text:p text:style-name="Standard">symbol. For the last case, CRA uses the least</text:p>
      <text:p text:style-name="Standard"><text:soft-page-break/>significant hex digit of the symbol's value in the</text:p>
      <text:p text:style-name="Standard">symbol table as the register identifying field.</text:p>
      <text:p text:style-name="Standard">Examples:</text:p>
      <text:p text:style-name="Standard">DEC9</text:p>
      <text:p text:style-name="Standard">LDARF</text:p>
      <text:p text:style-name="Standard">PLOSAVE</text:p>
      <text:p text:style-name="Standard">("SAVE =#OF" could have previously defined</text:p>
      <text:p text:style-name="Standard">SAVE.)</text:p>
      <text:p text:style-name="Standard">I/O device operands: The instructions OUT and</text:p>
      <text:p text:style-name="Standard">INP require a device-identifying field. The operand</text:p>
      <text:p text:style-name="Standard">in such a statement may be a single digit in the range</text:p>
      <text:p text:style-name="Standard">1 to 7, or a symbol. Again, for the latter case, a</text:p>
      <text:p text:style-name="Standard">symbol table lookup occurs, using the least significant</text:p>
      <text:p text:style-name="Standard">hex digit of the symbol's value (checking also that it is</text:p>
      <text:p text:style-name="Standard">within the appropriate range).</text:p>
      <text:p text:style-name="Standard">Examples:</text:p>
      <text:p text:style-name="Standard">OUT 4</text:p>
      <text:p text:style-name="Standard">INPREADER</text:p>
      <text:p text:style-name="Standard">Branch address Every branch in truction</text:p>
      <text:p text:style-name="Standard">requires an operand speciJying th branch addre . II</text:p>
      <text:p text:style-name="Standard">th mnemonic i a short branch a one-byte operand i</text:p>
      <text:p text:style-name="Standard">g nerated. A two-byte operand i g Derated if the</text:p>
      <text:p text:style-name="Standard">mn moni ' i a long branch. Whenever CRA ee a</text:p>
      <text:p text:style-name="Standard">branch operation mnemonic, it expects to nextfind an</text:p>
      <text:p text:style-name="Standard">operand in the fOlm of an expression . The acceptable</text:p>
      <text:p text:style-name="Standard">(orins for expression have already been defined. In</text:p>
      <text:p text:style-name="Standard">en o-{ a short branch CRA valuates the expression</text:p>
      <text:p text:style-name="Standard">. by g tling a two-byte addre s che k that thi addre</text:p>
      <text:p text:style-name="Standard">s is within the current 256-byte page by</text:p>
      <text:p text:style-name="Standard"><text:soft-page-break/>examin in g the upper byte, and uses the lower byte a</text:p>
      <text:p text:style-name="Standard">.:" the ' cond byt in the in truction. For a long branch,</text:p>
      <text:p text:style-name="Standard">the upper byte represents the page number and the</text:p>
      <text:p text:style-name="Standard">lower byte is the addre within that page.</text:p>
      <text:p text:style-name="Standard">Examples:</text:p>
      <text:p text:style-name="Standard">If A(LABEL) is #6789</text:p>
      <text:p text:style-name="Standard">BZLABEL</text:p>
      <text:p text:style-name="Standard">generates #3289</text:p>
      <text:p text:style-name="Standard">and LBZ LABEL</text:p>
      <text:p text:style-name="Standard">generates #C26789 -</text:p>
      <text:p text:style-name="Standard">Immediate pcrands: Several in tl'llctions include a</text:p>
      <text:p text:style-name="Standard">s ond byte a an immediate argument. The operand</text:p>
      <text:p text:style-name="Standard">field in uch a stat ment may be anyone-byte constant</text:p>
      <text:p text:style-name="Standard">(i.e., an ab oint or explicit constant or an</text:p>
      <text:p text:style-name="Standard">addres con tantl or a ymbol. For the latter case</text:p>
      <text:p text:style-name="Standard">CRA uses the lea t significant byte of th • ymbol s</text:p>
      <text:p text:style-name="Standard">assigned value.</text:p>
      <text:p text:style-name="Standard">Examples:</text:p>
      <text:p text:style-name="Standard">XRI X'FF'</text:p>
      <text:p text:style-name="Standard">ADIINCREM</text:p>
      <text:p text:style-name="Standard">LDI A.O(*)</text:p>
      <text:p text:style-name="Standard">Note: When an immediate argument j pecified it is</text:p>
      <text:p text:style-name="Standard">the programmer' re ponsibility to make sure that it is</text:p>
      <text:p text:style-name="Standard">a one-byte con tanto If it is longer. CRA will not</text:p>
      <text:p text:style-name="Standard">generate an error message, but will merely insert the</text:p>
      <text:p text:style-name="Standard">entire constant into the output stream, possibly</text:p>
      <text:p text:style-name="Standard">causing an error during program execution.</text:p>
      <text:p text:style-name="Standard">Data Lists</text:p>
      <text:p text:style-name="Standard">The typical program normally includes memory</text:p>
      <text:p text:style-name="Standard"><text:soft-page-break/>areas which ontain data values. Statement wh ich</text:p>
      <text:p text:style-name="Standard">d · fine inItial data values are also code-pr dueing</text:p>
      <text:p text:style-name="Standard">statements (although th code generated is normally</text:p>
      <text:p text:style-name="Standard">not "executable' J. The data list i a special statement</text:p>
      <text:p text:style-name="Standard">provided for the e purposes. It begin with either a</text:p>
      <text:p text:style-name="Standard">comma or the special mnemonic "DC" (which stands</text:p>
      <text:p text:style-name="Standard">for "Define Constant") and is followed by a sequence</text:p>
      <text:p text:style-name="Standard">of one or more constants separated by commas. Each</text:p>
      <text:p text:style-name="Standard">constant may be an absolute, explicit constant</text:p>
      <text:p text:style-name="Standard">(hexadecimal, binary, decimal, or text) or an address</text:p>
      <text:p text:style-name="Standard">constant or a symbol. For the last case, to be consistent</text:p>
      <text:p text:style-name="Standard">with the treatment of symbols as immediate</text:p>
      <text:p text:style-name="Standard">data, CRA substitutes the lower byte of the symbol's</text:p>
      <text:p text:style-name="Standard">assigned value. Thus, a constant in a dat~ list is</text:p>
      <text:p text:style-name="Standard">similar to an immediate operand, but now a length</text:p>
      <text:p text:style-name="Standard">greater than one byte is entirely justifiab~e.</text:p>
      <text:p text:style-name="Standard">Examples:</text:p>
      <text:p text:style-name="Standard">DC X'ABCD' ,355</text:p>
      <text:p text:style-name="Standard">,#ABCDEF,T'TEXT' ,B'On'</text:p>
      <text:p text:style-name="Standard">(Note: Any statement may be directly followed by a</text:p>
      <text:p text:style-name="Standard">data list without the intervening semicolon. For</text:p>
      <text:p text:style-name="Standard">example LDA 9,#3001.)</text:p>
      <text:p text:style-name="Standard">eRA Directives</text:p>
      <text:p text:style-name="Standard">The EQUATE DIRECTIVE (of the form</text:p>
      <text:p text:style-name="Standard">SYMBOL=EXPRESSION) has already been</text:p>
      <text:p text:style-name="Standard">discussed. Three other directive statements are also</text:p>
      <text:p text:style-name="Standard">recognized by CRA:</text:p>
      <text:p text:style-name="Standard">ORG Statement: This statement is written "ORG"</text:p>
      <text:p text:style-name="Standard">followed by an expression. CRA executes this</text:p>
      <text:p text:style-name="Standard"><text:soft-page-break/>directive by setting the location counter equal to the</text:p>
      <text:p text:style-name="Standard">value of the expression.</text:p>
      <text:p text:style-name="Standard">Example: ORG *+20 .. Reserve 2010 bytes of space</text:p>
      <text:p text:style-name="Standard">PAGE statement: The PAGE directive, simply</text:p>
      <text:p text:style-name="Standard">written "PAGE", increases the value of the location</text:p>
      <text:p text:style-name="Standard">counter to that of the beginning of the next 256-byte</text:p>
      <text:p text:style-name="Standard">page; i.e., the upper byte of the location counter is</text:p>
      <text:p text:style-name="Standard">incremented and the lower byte is set equal to zero.</text:p>
      <text:p text:style-name="Standard">END statement: The END directive, written</text:p>
      <text:p text:style-name="Standard">"END", informs CRA to terminate the assembly. It</text:p>
      <text:p text:style-name="Standard">should appear only once, as the last statement in the</text:p>
      <text:p text:style-name="Standard">source program. The END directive is normally</text:p>
      <text:p text:style-name="Standard">followed by a DC3 character. The DC3 is produced</text:p>
      <text:p text:style-name="Standard">by the EDITOR to signify an end of file.</text:p>
      <text:p text:style-name="Standard">Thu , in addition to recognizing all the instruction</text:p>
      <text:p text:style-name="Standard">operation mnemonic listed in Appendix G, CRA also</text:p>
      <text:p text:style-name="Standard">recognizes the special mnemonics "DC", "ORG",</text:p>
      <text:p text:style-name="Standard">"PAGE", and "END '.</text:p>
      <text:p text:style-name="Standard">Additional Notes</text:p>
      <text:p text:style-name="Standard">1) As noted earlier, a space is not permitted</text:p>
      <text:p text:style-name="Standard">within a syntactic entity (symbol, mnemonic, constant,</text:p>
      <text:p text:style-name="Standard">etc.). A space is not permitted between a</text:p>
      <text:p text:style-name="Standard">symbol being defined and the following colon or</text:p>
      <text:p text:style-name="Standard">equals sign. Note, however, that a space within a text</text:p>
      <text:p text:style-name="Standard">constant is permitted. It is translated into its ASCII</text:p>
      <text:p text:style-name="Standard">equivalent code. There is a case where a space is</text:p>
      <text:p text:style-name="Standard">required as a punctuation character. In order to</text:p>
      <text:p text:style-name="Standard">distinguish an operation mnemonic (including ORG)</text:p>
      <text:p text:style-name="Standard">from its following operand (if present), CRA expects</text:p>
      <text:p text:style-name="Standard"><text:soft-page-break/>to find at least one space.</text:p>
      <text:p text:style-name="Standard">2) An apostrophe may be included within a text</text:p>
      <text:p text:style-name="Standard">constant by preceding it with a "dummy</text:p>
      <text:p text:style-name="Standard">apostrophe". Thus, the string IT's is written as a text</text:p>
      <text:p text:style-name="Standard">'constant as</text:p>
      <text:p text:style-name="Standard">,T'IT"S'</text:p>
      <text:p text:style-name="Standard">3) Special control characters (non-printing</text:p>
      <text:p text:style-name="Standard">characters, such as carriage return, line feed, etc.)</text:p>
      <text:p text:style-name="Standard">should not be placed within the quotes of a text</text:p>
      <text:p text:style-name="Standard">constant. Rather, they should be defined by splitting</text:p>
      <text:p text:style-name="Standard">the text constant into two successive text constants,</text:p>
      <text:p text:style-name="Standard">with the intervening control character represented</text:p>
      <text:p text:style-name="Standard">with a hex constant (using its ASCII code). For</text:p>
      <text:p text:style-name="Standard">example:</text:p>
      <text:p text:style-name="Standard">,T'LINEl',#ODOA,T'LINE_2'</text:p>
      <text:p text:style-name="Standard">4) Several COSMAC instructions execute by</text:p>
      <text:p text:style-name="Standard">automatically advancing the pointer to an operand</text:p>
      <text:p text:style-name="Standard">byte after processing it. If the pointer to the operand</text:p>
      <text:p text:style-name="Standard">byte is the same as the current program counter (for</text:p>
      <text:p text:style-name="Standard">example, if X=P or if N=P), then the operand byte</text:p>
      <text:p text:style-name="Standard">may be considered an immediate operand (provided</text:p>
      <text:p text:style-name="Standard">an auto-increment occurs). A statement for such an</text:p>
      <text:p text:style-name="Standard">instruction (under the conditions specified) is most</text:p>
      <text:p text:style-name="Standard">conveniently followed by a comma followed by the</text:p>
      <text:p text:style-name="Standard">one-byte immediate constant. This sequence is</text:p>
      <text:p text:style-name="Standard">permissible because any statement may be immediately</text:p>
      <text:p text:style-name="Standard">followed by a data list - omitting the intervening</text:p>
      <text:p text:style-name="Standard">semicolon.</text:p>
      <text:p text:style-name="Standard">For example, assuming P=O, the sequence SEX</text:p>
      <text:p text:style-name="Standard"><text:soft-page-break/>0; OUT 5 ,X'52' outputs the immediate hex constant,</text:p>
      <text:p text:style-name="Standard">#52, to output port and continues.</text:p>
      <text:p text:style-name="Standard">5) In general, any symbol may be referenced</text:p>
      <text:p text:style-name="Standard">before it is defined in a program (termed a "forward</text:p>
      <text:p text:style-name="Standard">reference"). Only one restriction exists: A symbol on</text:p>
      <text:p text:style-name="Standard">the right-hand side of an EQUATE statement (i.e., in</text:p>
      <text:p text:style-name="Standard">the expression) must have been previously defined.</text:p>
      <text:p text:style-name="Standard">6) CRA uses the location counter value before a</text:p>
      <text:p text:style-name="Standard">statement is processed as the value for any "*,, occurring</text:p>
      <text:p text:style-name="Standard">within the statement. Thus, for example, for</text:p>
      <text:p text:style-name="Standard">BR *+3, the value used for the * is the location</text:p>
      <text:p text:style-name="Standard">where the branch byte (hex 30) will be placed, not one</text:p>
      <text:p text:style-name="Standard">byte past that. Thus, BNl * will cause a program</text:p>
      <text:p text:style-name="Standard">loop until flag 1 goes true.</text:p>
      <text:p text:style-name="Standard">Code Examples and Review</text:p>
      <text:p text:style-name="Standard">Fig. 24 is a hypothetical program designed not to</text:p>
      <text:p text:style-name="Standard">do anything meaningful, but rather to present</text:p>
      <text:p text:style-name="Standard">examples of various acceptable CRA statements. It</text:p>
      <text:p text:style-name="Standard">contains a listing of the program and the</text:p>
      <text:p text:style-name="Standard">corresponding output code generated. Fig. 25 contains</text:p>
      <text:p text:style-name="Standard">the symbol table for the program. Both were</text:p>
      <text:p text:style-name="Standard">generated by a typical CRA assembly run.</text:p>
      <text:p text:style-name="Standard">In Fig 24, the left-hand column gives the location</text:p>
      <text:p text:style-name="Standard">counter value before the line was processeq. The next</text:p>
      <text:p text:style-name="Standard">column give the output hex code generated at that</text:p>
      <text:p text:style-name="Standard">location by the line. (Terminating semicolons in this</text:p>
      <text:p text:style-name="Standard">column should be ignored. They are present to format</text:p>
      <text:p text:style-name="Standard">the output file properly for subsequent loading of the</text:p>
      <text:p text:style-name="Standard">object program. See later operating instructions.) The</text:p>
      <text:p text:style-name="Standard"><text:soft-page-break/>next column gives a source program line number for</text:p>
      <text:p text:style-name="Standard">reference purposes, and Jinally the source code is</text:p>
      <text:p text:style-name="Standard">reproduced. The running comments in the source</text:p>
      <text:p text:style-name="Standard">program refer to the statement examples where they</text:p>
      <text:p text:style-name="Standard">appear.</text:p>
      <text:p text:style-name="Standard">By reading the source program in detail (paying</text:p>
      <text:p text:style-name="Standard">special attention to the running comments), one can</text:p>
      <text:p text:style-name="Standard">quickly review much of what has been said concerning</text:p>
      <text:p text:style-name="Standard">COSMAC Level I Assembly Language.</text:p>
      <text:p text:style-name="Standard">Output code values may be verified by referring to</text:p>
      <text:p text:style-name="Standard">Appendices E and F. In particular the reader should</text:p>
      <text:p text:style-name="Standard">verify the values assigned to the symbols in Fig. 25.</text:p>
      <text:p text:style-name="Standard">Error Messages</text:p>
      <text:p text:style-name="Standard">Whenever CRA detects a violation of its syntax</text:p>
      <text:p text:style-name="Standard">rules, it generates an error message. There are,</text:p>
      <text:p text:style-name="Standard">however, some possible program errors which will not</text:p>
      <text:p text:style-name="Standard">be detected by CR A because they do not result in</text:p>
      <text:p text:style-name="Standard">syntax rule violations. For example, R3=8; INC R3.</text:p>
      <text:p text:style-name="Standard">R3 is now a symbol, the value of which is 8, so</text:p>
      <text:p text:style-name="Standard">register 8 gets incremented.</text:p>
      <text:p text:style-name="Standard">When there is a syntactical error, CRA indicates it</text:p>
      <text:p text:style-name="Standard">first, by printing the line in violation using its</text:p>
      <text:p text:style-name="Standard">standard listing format (location counter, output</text:p>
      <text:p text:style-name="Standard">code, line sequence number, source line); second, by</text:p>
      <text:p text:style-name="Standard">inserting a "?" at the detection point in the source</text:p>
      <text:p text:style-name="Standard">line; and third, by printing an error code on the next</text:p>
      <text:p text:style-name="Standard">line. If the error is detected at the end of the line, the</text:p>
      <text:p text:style-name="Standard">"?" may be omitted. In most cases, by looking up the</text:p>
      <text:p text:style-name="Standard">error code meaning in the listing which follows and by</text:p>
      <text:p text:style-name="Standard"><text:soft-page-break/>noting the position of the inserted "?", the user can</text:p>
      <text:p text:style-name="Standard">easily determine the nature of the error.</text:p>
      <text:p text:style-name="Standard">It should be emphasized, however, that it is</text:p>
      <text:p text:style-name="Standard">possible that an error at one point in a source line may</text:p>
      <text:p text:style-name="Standard">be interpreted by CRA as an error at a different</text:p>
      <text:p text:style-name="Standard">point. For example, in T'TEXT ... COMMENT, a</text:p>
      <text:p text:style-name="Standard">single quote is missing after TEXT. It will not be</text:p>
      <text:p text:style-name="Standard">detected until the end of the line. (In fact, if the</text:p>
      <text:p text:style-name="Standard">comment happens to end in a single quote, the error</text:p>
      <text:p text:style-name="Standard">will go undetected.) Further, and more important, it</text:p>
      <text:p text:style-name="Standard">is possible for the error code to indicate one type of</text:p>
      <text:p text:style-name="Standard">error when another actually occurred. For example,</text:p>
      <text:p text:style-name="Standard">the statement SAM INC 3 is missing a colon after the</text:p>
      <text:p text:style-name="Standard">label SAM. The' primary meaning of the error code</text:p>
      <text:p text:style-name="Standard">which will return in this case is: "unrecognized</text:p>
      <text:p text:style-name="Standard">mnemonic". This response is understandable because</text:p>
      <text:p text:style-name="Standard">if CRA does not detect a colon or an equals sign, it</text:p>
      <text:p text:style-name="Standard">assUmes that the statement does not begin with a</text:p>
      <text:p text:style-name="Standard">symbol. If therefore expects a mnemonic or a comma</text:p>
      <text:p text:style-name="Standard">an,d does not find either~</text:p>
      <text:p text:style-name="Standard">Whenever an error exists, the output code is</text:p>
      <text:p text:style-name="Standard">questionable. However, as best it can, CRA increments</text:p>
      <text:p text:style-name="Standard">its location counter past this code and</text:p>
      <text:p text:style-name="Standard">continues to process the source program, possibly</text:p>
      <text:p text:style-name="Standard">detecting further errors which it flags similarly.</text:p>
      <text:p text:style-name="Standard">Detection of an error does not stop assembly of ~</text:p>
      <text:p text:style-name="Standard">program. CRA continues in its. attempt to find all</text:p>
      <text:p text:style-name="Standard">syntax errors.</text:p>
      <text:p text:style-name="Standard">.. ' An error on one line may cause several lines to be</text:p>
      <text:p text:style-name="Standard"><text:soft-page-break/>}lagged. This response typically occurs when a line</text:p>
      <text:p text:style-name="Standard">containing a label is flagged because of a missing</text:p>
      <text:p text:style-name="Standard">colon and all subsequent references to that label are</text:p>
      <text:p text:style-name="Standard">also noted as "undefined. "</text:p>
      <text:p text:style-name="Standard">The possible error codes and their meanings . are</text:p>
      <text:p text:style-name="Standard">given in Table VII, and a summary of error messages</text:p>
      <text:p text:style-name="Standard">is given in Table VIII. If in the process of generating</text:p>
      <text:p text:style-name="Standard">a listingCRA creates a line that exceeds the standard</text:p>
      <text:p text:style-name="Standard">length (typically 78 characters), the line is broken by</text:p>
      <text:p text:style-name="Standard">a (CR) (LF) sequence. The rest of the line is continued</text:p>
      <text:p text:style-name="Standard">on the next line but is preceded by a' continuation</text:p>
      <text:p text:style-name="Standard">mark - a perio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tkinson Hyperlegible" svg:font-family="'Atkinson Hyperlegible'"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tkinson Hyperlegible"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tkinson Hyperlegible"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62626" loext:opacity="100%" style:font-name="Atkinson Hyperlegible" fo:font-family="'Atkinson Hyperlegible'"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loext:transformation loext:type="tint" loext:value="1490"/>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62626" loext:opacity="100%" style:font-name="Atkinson Hyperlegible" fo:font-family="'Atkinson Hyperlegible'"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1490"/>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0d0d0d" loext:opacity="100%" style:font-name="Atkinson Hyperlegible" fo:font-family="'Atkinson Hyperlegible'"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dark1" loext:color-type="theme">
          <loext:transformation loext:type="tint" loext:value="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font-style="italic" style:font-style-asian="italic"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404040" loext:opacity="100%">
        <loext:char-complex-color loext:theme-type="dark1" loext:color-type="theme">
          <loext:transformation loext:type="tint"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style:font-name="Atkinson Hyperlegible" fo:font-family="'Atkinson Hyperlegible'"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keep-with-next="always"/>
      <style:text-properties fo:color="#262626" loext:opacity="100%" fo:font-size="10.5pt" style:font-size-asian="10.5pt" style:font-size-complex="10.5pt">
        <loext:char-complex-color loext:theme-type="dark1" loext:color-type="theme">
          <loext:transformation loext:type="tint" loext:value="1490"/>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keep-with-next="always"/>
      <style:text-properties fo:color="#262626" loext:opacity="100%" style:font-name="Atkinson Hyperlegible" fo:font-family="'Atkinson Hyperlegible'"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Atkinson Hyperlegible" fo:font-family="'Atkinson Hyperlegible'"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Footnote" style:family="paragraph" style:parent-style-name="Standard" loext:linked-style-name="Footnote_20_Text_20_Char" style:class="extra">
      <style:text-properties fo:font-size="10pt" style:font-size-asian="10pt" style:font-size-complex="10pt"/>
    </style:style>
    <style:style style:name="Subtitle" style:family="paragraph" style:parent-style-name="Standard" style:next-style-name="Standard" loext:linked-style-name="Subtitle_20_Char" style:class="chapter">
      <style:text-properties fo:color="#5a5a5a" loext:opacity="100%" fo:letter-spacing="0.0102in">
        <loext:char-complex-color loext:theme-type="dark1" loext:color-type="theme">
          <loext:transformation loext:type="tint" loext:value="352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0.6in" fo:margin-right="0.6in" fo:margin-top="0.139in" fo:margin-bottom="0.111in" style:contextual-spacing="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404040" fo:border-bottom="0.51pt solid #404040"/>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262626" loext:opacity="100%" style:font-name="Atkinson Hyperlegible" fo:font-family="'Atkinson Hyperlegible'"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1490"/>
        </loext:char-complex-color>
      </style:text-properties>
    </style:style>
    <style:style style:name="Heading_20_3_20_Char" style:display-name="Heading 3 Char" style:family="text" style:parent-style-name="Default_20_Paragraph_20_Font" loext:linked-style-name="Heading_20_3">
      <style:text-properties fo:color="#0d0d0d" loext:opacity="100%" style:font-name="Atkinson Hyperlegible" fo:font-family="'Atkinson Hyperlegible'"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dark1" loext:color-type="theme">
          <loext:transformation loext:type="tint" loext:value="509"/>
        </loext:char-complex-color>
      </style:text-properties>
    </style:style>
    <style:style style:name="Heading_20_1_20_Char" style:display-name="Heading 1 Char" style:family="text" style:parent-style-name="Default_20_Paragraph_20_Font" loext:linked-style-name="Heading_20_1">
      <style:text-properties fo:color="#262626" loext:opacity="100%" style:font-name="Atkinson Hyperlegible" fo:font-family="'Atkinson Hyperlegible'"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loext:transformation loext:type="tint" loext:value="1490"/>
        </loext:char-complex-color>
      </style:text-properties>
    </style:style>
    <style:style style:name="Heading_20_4_20_Char" style:display-name="Heading 4 Char" style:family="text" style:parent-style-name="Default_20_Paragraph_20_Font" loext:linked-style-name="Heading_20_4">
      <style:text-properties fo:font-style="italic" style:font-style-asian="italic" style:font-style-complex="italic"/>
    </style:style>
    <style:style style:name="Title_20_Char" style:display-name="Title Char" style:family="text" style:parent-style-name="Default_20_Paragraph_20_Font" loext:linked-style-name="Title">
      <style:text-properties style:font-name="Atkinson Hyperlegible" fo:font-family="'Atkinson Hyperlegible'"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Footnote_20_Text_20_Char" style:display-name="Footnote Text Char" style:family="text" style:parent-style-name="Default_20_Paragraph_20_Font" loext:linked-style-name="Footnote">
      <style:text-properties fo:color="#000000" loext:opacity="100%" style:font-name="Atkinson Hyperlegible" fo:font-family="'Atkinson Hyperlegible'" style:font-family-generic="roman" style:font-pitch="variable" style:font-name-asian="F"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5_20_Char" style:display-name="Heading 5 Char" style:family="text" style:parent-style-name="Default_20_Paragraph_20_Font" loext:linked-style-name="Heading_20_5">
      <style:text-properties fo:color="#404040" loext:opacity="100%">
        <loext:char-complex-color loext:theme-type="dark1" loext:color-type="theme">
          <loext:transformation loext:type="tint" loext:value="2509"/>
        </loext:char-complex-color>
      </style:text-properties>
    </style:style>
    <style:style style:name="Heading_20_6_20_Char" style:display-name="Heading 6 Char" style:family="text" style:parent-style-name="Default_20_Paragraph_20_Font" loext:linked-style-name="Heading_20_6"/>
    <style:style style:name="Heading_20_7_20_Char" style:display-name="Heading 7 Char" style:family="text" style:parent-style-name="Default_20_Paragraph_20_Font" loext:linked-style-name="Heading_20_7">
      <style:text-properties style:font-name="Atkinson Hyperlegible" fo:font-family="'Atkinson Hyperlegible'"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62626" loext:opacity="100%" fo:font-size="10.5pt" style:font-size-asian="10.5pt" style:font-size-complex="10.5pt">
        <loext:char-complex-color loext:theme-type="dark1" loext:color-type="theme">
          <loext:transformation loext:type="tint" loext:value="1490"/>
        </loext:char-complex-color>
      </style:text-properties>
    </style:style>
    <style:style style:name="Heading_20_9_20_Char" style:display-name="Heading 9 Char" style:family="text" style:parent-style-name="Default_20_Paragraph_20_Font" loext:linked-style-name="Heading_20_9">
      <style:text-properties fo:color="#262626" loext:opacity="100%" style:font-name="Atkinson Hyperlegible" fo:font-family="'Atkinson Hyperlegible'"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Subtitle_20_Char" style:display-name="Subtitle Char" style:family="text" style:parent-style-name="Default_20_Paragraph_20_Font" loext:linked-style-name="Subtitle">
      <style:text-properties fo:color="#5a5a5a" loext:opacity="100%" fo:letter-spacing="0.0102in">
        <loext:char-complex-color loext:theme-type="dark1" loext:color-type="theme">
          <loext:transformation loext:type="tint" loext:value="3529"/>
        </loext:char-complex-color>
      </style:text-properties>
    </style:style>
    <style:style style:name="Strong_20_Emphasis" style:display-name="Strong Emphasis" style:family="text" style:parent-style-name="Default_20_Paragraph_20_Font">
      <style:text-properties style:use-window-font-color="true" loext:opacity="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
      <style:text-properties fo:font-variant="small-caps" fo:color="#404040" loext:opacity="100%" fo:letter-spacing="0.0035in" fo:font-weight="bold" style:font-weight-asian="bold" style:font-weight-complex="bold">
        <loext:char-complex-color loext:theme-type="dark1" loext:color-type="theme">
          <loext:transformation loext:type="tint" loext:value="250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New Office Attempt">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cNeight, Neil</meta:initial-creator>
    <dc:creator>McNeight, Neil</dc:creator>
    <meta:editing-cycles>7</meta:editing-cycles>
    <meta:creation-date>2025-08-11T23:21:00</meta:creation-date>
    <dc:date>2025-08-11T23:30:00</dc:date>
    <meta:editing-duration>P0D</meta:editing-duration>
    <meta:generator>LibreOffice/24.8.0.3$Windows_X86_64 LibreOffice_project/0bdf1299c94fe897b119f97f3c613e9dca6be583</meta:generator>
    <meta:document-statistic meta:table-count="0" meta:image-count="0" meta:object-count="0" meta:page-count="14" meta:paragraph-count="377" meta:word-count="2985" meta:character-count="17384" meta:non-whitespace-character-count="14774"/>
    <meta:user-defined meta:name="AppVersion">16.0000</meta:user-defined>
    <meta:template xlink:type="simple" xlink:actuate="onRequest" xlink:title="Normal.dotm" xlink:href=""/>
  </office:meta>
</office:document-meta>
</file>